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073" officeooo:paragraph-rsid="000c7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y uptime clock with 30 LEDs</text:p>
      <text:p text:style-name="P1"/>
      <text:p text:style-name="P1">Each LED represents a successive power of two in seconds of uptime. So if all 30 LEDs were lit, that would represent 2^30-1 seconds, or approximately 34 years. The data is input over a USB serial connection via an Arduino Uno.</text:p>
      <text:p text:style-name="P1"/>
      <text:p text:style-name="P1">In order to turn six Arduino outputs into 30, I'm using four 74HC595N shift register 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1:42:51.684731596</meta:creation-date>
    <dc:date>2016-02-04T21:43:10.822850574</dc:date>
    <meta:editing-duration>P0D</meta:editing-duration>
    <meta:editing-cycles>1</meta:editing-cycles>
    <meta:document-statistic meta:table-count="0" meta:image-count="0" meta:object-count="0" meta:page-count="1" meta:paragraph-count="3" meta:word-count="63" meta:character-count="347" meta:non-whitespace-character-count="287"/>
    <meta:generator>LibreOffice/4.2.8.2$Linux_X86_64 LibreOffice_project/420m0$Build-2</meta:generator>
  </office:meta>
</office:document-meta>
</file>